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center" draw:textarea-vertical-align="middle"/>
    </style:style>
    <style:style style:name="gr2" style:family="graphic" style:parent-style-name="standard">
      <style:graphic-properties draw:fill="solid" draw:fill-color="#94bd5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2.5cm" svg:height="1cm" svg:x="2.5cm" svg:y="1cm">
          <text:p text:style-name="P1">Budjetit</text:p>
        </draw:rect>
        <draw:rect draw:style-name="gr1" draw:text-style-name="P1" draw:id="id2" draw:layer="layout" svg:width="4cm" svg:height="1.5cm" svg:x="5cm" svg:y="4.5cm">
          <text:p text:style-name="P1">Budjetin</text:p>
          <text:p text:style-name="P1">laatiminen</text:p>
        </draw:rect>
        <draw:rect draw:style-name="gr1" draw:text-style-name="P1" draw:id="id3" draw:layer="layout" svg:width="4.5cm" svg:height="1.5cm" svg:x="5cm" svg:y="2.5cm">
          <text:p text:style-name="P1">Budjetin</text:p>
          <text:p text:style-name="P1">muokkaaminen</text:p>
        </draw:rect>
        <draw:connector draw:style-name="gr2" draw:text-style-name="P2" draw:layer="layout" svg:x1="3.75cm" svg:y1="2cm" svg:x2="5cm" svg:y2="5.25cm" draw:start-shape="id1" draw:start-glue-point="2" draw:end-shape="id2" draw:end-glue-point="3">
          <text:p/>
        </draw:connector>
        <draw:connector draw:style-name="gr2" draw:text-style-name="P2" draw:layer="layout" svg:x1="3.75cm" svg:y1="2cm" svg:x2="5cm" svg:y2="3.25cm" draw:start-shape="id1" draw:end-shape="id3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8T20:31:00</meta:creation-date>
    <dc:creator>Leo Holsti</dc:creator>
    <dc:date>2007-05-28T20:49:48</dc:date>
    <dc:language>en</dc:language>
    <meta:editing-cycles>2</meta:editing-cycles>
    <meta:editing-duration>PT10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